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ndale Mono" svg:font-family="'Andale Mono'" style:font-pitch="fixed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ndale 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</text:p>
      <text:p text:style-name="P1"><text:s text:c="2"/>[1] = {</text:p>
      <text:p text:style-name="P1"><text:s text:c="4"/>["uppercats"] = "24",</text:p>
      <text:p text:style-name="P1"><text:s text:c="4"/>["total_nb_images"] = 28,</text:p>
      <text:p text:style-name="P1"><text:s text:c="4"/>["comment"] = "",</text:p>
      <text:p text:style-name="P1"><text:s text:c="4"/>["id"] = 24,</text:p>
      <text:p text:style-name="P1"><text:s text:c="4"/>["children"] = {</text:p>
      <text:p text:style-name="P1"><text:s text:c="6"/>[1] = {</text:p>
      <text:p text:style-name="P1"><text:s text:c="8"/>["uppercats"] = "24,27",</text:p>
      <text:p text:style-name="P1"><text:s text:c="8"/>["total_nb_images"] = 3,</text:p>
      <text:p text:style-name="P1"><text:s text:c="8"/>["comment"] = "",</text:p>
      <text:p text:style-name="P1"><text:s text:c="8"/>["representative_picture_id"] = "488",</text:p>
      <text:p text:style-name="P1"><text:s text:c="8"/>["status"] = "public",</text:p>
      <text:p text:style-name="P1"><text:s text:c="8"/>["url"] = "http://gallery.fbphotography.uk/index.php?/category/27",</text:p>
      <text:p text:style-name="P1"><text:s text:c="8"/>["nb_categories"] = 0,</text:p>
      <text:p text:style-name="P1"><text:s text:c="8"/>["max_date_last"] = "2024-07-17 10:33:49",</text:p>
      <text:p text:style-name="P1"><text:s text:c="8"/>["date_last"] = "2024-07-17 10:33:49",</text:p>
      <text:p text:style-name="P1"><text:s text:c="8"/>["id"] = 27,</text:p>
      <text:p text:style-name="P1"><text:s text:c="8"/>["global_rank"] = "1.1",</text:p>
      <text:p text:style-name="P1"><text:s text:c="8"/>["image_order"] = "date_available DESC, file ASC, id ASC",</text:p>
      <text:p text:style-name="P1"><text:s text:c="8"/>["name"] = "Europe",</text:p>
      <text:p text:style-name="P1"><text:s text:c="8"/>["children"] = {</text:p>
      <text:p text:style-name="P1"><text:s text:c="8"/>},</text:p>
      <text:p text:style-name="P1"><text:s text:c="8"/>["nb_images"] = 3,</text:p>
      <text:p text:style-name="P1"><text:s text:c="8"/>["tn_url"] = "http://gallery.fbphotography.uk/_data/i/upload/2024/07/17/20240717103343-f5dea373-th.jpg",</text:p>
      <text:p text:style-name="P1"><text:s text:c="8"/>["id_uppercat"] = "24",</text:p>
      <text:p text:style-name="P1"><text:s text:c="6"/>},</text:p>
      <text:p text:style-name="P1"><text:s text:c="6"/>[2] = {</text:p>
      <text:p text:style-name="P1"><text:s text:c="8"/>["uppercats"] = "24,26",</text:p>
      <text:p text:style-name="P1"><text:s text:c="8"/>["total_nb_images"] = 11,</text:p>
      <text:p text:style-name="P1"><text:s text:c="8"/>["comment"] = "",</text:p>
      <text:p text:style-name="P1"><text:s text:c="8"/>["representative_picture_id"] = "395",</text:p>
      <text:p text:style-name="P1"><text:s text:c="8"/>["status"] = "public",</text:p>
      <text:p text:style-name="P1"><text:s text:c="8"/>["url"] = "http://gallery.fbphotography.uk/index.php?/category/26",</text:p>
      <text:p text:style-name="P1"><text:soft-page-break/><text:s text:c="8"/>["nb_categories"] = 0,</text:p>
      <text:p text:style-name="P1"><text:s text:c="8"/>["max_date_last"] = "2025-10-01 14:54:17",</text:p>
      <text:p text:style-name="P1"><text:s text:c="8"/>["date_last"] = "2025-10-01 14:54:17",</text:p>
      <text:p text:style-name="P1"><text:s text:c="8"/>["id"] = 26,</text:p>
      <text:p text:style-name="P1"><text:s text:c="8"/>["global_rank"] = "1.2",</text:p>
      <text:p text:style-name="P1"><text:s text:c="8"/>["image_order"] = "date_available DESC, file ASC, id ASC",</text:p>
      <text:p text:style-name="P1"><text:s text:c="8"/>["name"] = "UK",</text:p>
      <text:p text:style-name="P1"><text:s text:c="8"/>["children"] = {</text:p>
      <text:p text:style-name="P1"><text:s text:c="8"/>},</text:p>
      <text:p text:style-name="P1"><text:s text:c="8"/>["nb_images"] = 11,</text:p>
      <text:p text:style-name="P1"><text:s text:c="8"/>["tn_url"] = "http://gallery.fbphotography.uk/i.php?/upload/2024/02/21/20240221153734-7dd81973-th.jpg",</text:p>
      <text:p text:style-name="P1"><text:s text:c="8"/>["id_uppercat"] = "24",</text:p>
      <text:p text:style-name="P1"><text:s text:c="6"/>},</text:p>
      <text:p text:style-name="P1"><text:s text:c="6"/>[3] = {</text:p>
      <text:p text:style-name="P1"><text:s text:c="8"/>["uppercats"] = "24,25",</text:p>
      <text:p text:style-name="P1"><text:s text:c="8"/>["total_nb_images"] = 14,</text:p>
      <text:p text:style-name="P1"><text:s text:c="8"/>["comment"] = "",</text:p>
      <text:p text:style-name="P1"><text:s text:c="8"/>["representative_picture_id"] = "383",</text:p>
      <text:p text:style-name="P1"><text:s text:c="8"/>["status"] = "public",</text:p>
      <text:p text:style-name="P1"><text:s text:c="8"/>["url"] = "http://gallery.fbphotography.uk/index.php?/category/25",</text:p>
      <text:p text:style-name="P1"><text:s text:c="8"/>["nb_categories"] = 0,</text:p>
      <text:p text:style-name="P1"><text:s text:c="8"/>["max_date_last"] = "2025-10-01 14:43:56",</text:p>
      <text:p text:style-name="P1"><text:s text:c="8"/>["date_last"] = "2025-10-01 14:43:56",</text:p>
      <text:p text:style-name="P1"><text:s text:c="8"/>["id"] = 25,</text:p>
      <text:p text:style-name="P1"><text:s text:c="8"/>["global_rank"] = "1.3",</text:p>
      <text:p text:style-name="P1"><text:s text:c="8"/>["image_order"] = "date_available DESC, file ASC, id ASC",</text:p>
      <text:p text:style-name="P1"><text:s text:c="8"/>["name"] = "Somerset",</text:p>
      <text:p text:style-name="P1"><text:s text:c="8"/>["children"] = {</text:p>
      <text:p text:style-name="P1"><text:s text:c="8"/>},</text:p>
      <text:p text:style-name="P1"><text:s text:c="8"/>["nb_images"] = 14,</text:p>
      <text:p text:style-name="P1"><text:s text:c="8"/>["tn_url"] = "http://gallery.fbphotography.uk/i.php?/upload/2024/02/21/20240221153658-8168abdd-th.jpg",</text:p>
      <text:p text:style-name="P1"><text:s text:c="8"/>["id_uppercat"] = "24",</text:p>
      <text:p text:style-name="P1"><text:s text:c="6"/>},</text:p>
      <text:p text:style-name="P1"><text:soft-page-break/><text:s text:c="4"/>},</text:p>
      <text:p text:style-name="P1"><text:s text:c="4"/>["representative_picture_id"] = "395",</text:p>
      <text:p text:style-name="P1"><text:s text:c="4"/>["global_rank"] = "1",</text:p>
      <text:p text:style-name="P1"><text:s text:c="4"/>["url"] = "http://gallery.fbphotography.uk/index.php?/category/24",</text:p>
      <text:p text:style-name="P1"><text:s text:c="4"/>["image_order"] = "date_available DESC, file ASC, id ASC",</text:p>
      <text:p text:style-name="P1"><text:s text:c="4"/>["name"] = "Landscapes",</text:p>
      <text:p text:style-name="P1"><text:s text:c="4"/>["max_date_last"] = "2025-10-01 14:54:17",</text:p>
      <text:p text:style-name="P1"><text:s text:c="4"/>["status"] = "public",</text:p>
      <text:p text:style-name="P1"><text:s text:c="4"/>["nb_images"] = 0,</text:p>
      <text:p text:style-name="P1"><text:s text:c="4"/>["nb_categories"] = 3,</text:p>
      <text:p text:style-name="P1"><text:s text:c="4"/>["tn_url"] = "http://gallery.fbphotography.uk/i.php?/upload/2024/02/21/20240221153734-7dd81973-th.jpg",</text:p>
      <text:p text:style-name="P1"><text:s text:c="2"/>},</text:p>
      <text:p text:style-name="P1"><text:s text:c="2"/>[2] = {</text:p>
      <text:p text:style-name="P1"><text:s text:c="4"/>["uppercats"] = "16",</text:p>
      <text:p text:style-name="P1"><text:s text:c="4"/>["total_nb_images"] = 48,</text:p>
      <text:p text:style-name="P1"><text:s text:c="4"/>["comment"] = "",</text:p>
      <text:p text:style-name="P1"><text:s text:c="4"/>["id"] = 16,</text:p>
      <text:p text:style-name="P1"><text:s text:c="4"/>["children"] = {</text:p>
      <text:p text:style-name="P1"><text:s text:c="6"/>[1] = {</text:p>
      <text:p text:style-name="P1"><text:s text:c="8"/>["uppercats"] = "16,29",</text:p>
      <text:p text:style-name="P1"><text:s text:c="8"/>["total_nb_images"] = 4,</text:p>
      <text:p text:style-name="P1"><text:s text:c="8"/>["comment"] = "",</text:p>
      <text:p text:style-name="P1"><text:s text:c="8"/>["representative_picture_id"] = "574",</text:p>
      <text:p text:style-name="P1"><text:s text:c="8"/>["status"] = "public",</text:p>
      <text:p text:style-name="P1"><text:s text:c="8"/>["url"] = "http://gallery.fbphotography.uk/index.php?/category/29",</text:p>
      <text:p text:style-name="P1"><text:s text:c="8"/>["nb_categories"] = 0,</text:p>
      <text:p text:style-name="P1"><text:s text:c="8"/>["max_date_last"] = "2024-12-08 15:00:30",</text:p>
      <text:p text:style-name="P1"><text:s text:c="8"/>["date_last"] = "2024-12-08 15:00:30",</text:p>
      <text:p text:style-name="P1"><text:s text:c="8"/>["id"] = 29,</text:p>
      <text:p text:style-name="P1"><text:s text:c="8"/>["global_rank"] = "2.1",</text:p>
      <text:p text:style-name="P1"><text:s text:c="8"/>["image_order"] = "date_available DESC, file ASC, id ASC",</text:p>
      <text:p text:style-name="P1"><text:s text:c="8"/>["name"] = "Mammals",</text:p>
      <text:p text:style-name="P1"><text:s text:c="8"/>["children"] = {</text:p>
      <text:p text:style-name="P1"><text:s text:c="8"/>},</text:p>
      <text:p text:style-name="P1"><text:soft-page-break/><text:s text:c="8"/>["nb_images"] = 4,</text:p>
      <text:p text:style-name="P1"><text:s text:c="8"/>["tn_url"] = "http://gallery.fbphotography.uk/i.php?/upload/2024/12/08/20241208150027-46d44e2f-th.jpg",</text:p>
      <text:p text:style-name="P1"><text:s text:c="8"/>["id_uppercat"] = "16",</text:p>
      <text:p text:style-name="P1"><text:s text:c="6"/>},</text:p>
      <text:p text:style-name="P1"><text:s text:c="6"/>[2] = {</text:p>
      <text:p text:style-name="P1"><text:s text:c="8"/>["uppercats"] = "16,28",</text:p>
      <text:p text:style-name="P1"><text:s text:c="8"/>["total_nb_images"] = 5,</text:p>
      <text:p text:style-name="P1"><text:s text:c="8"/>["comment"] = "",</text:p>
      <text:p text:style-name="P1"><text:s text:c="8"/>["representative_picture_id"] = "581",</text:p>
      <text:p text:style-name="P1"><text:s text:c="8"/>["status"] = "public",</text:p>
      <text:p text:style-name="P1"><text:s text:c="8"/>["url"] = "http://gallery.fbphotography.uk/index.php?/category/28",</text:p>
      <text:p text:style-name="P1"><text:s text:c="8"/>["nb_categories"] = 0,</text:p>
      <text:p text:style-name="P1"><text:s text:c="8"/>["max_date_last"] = "2025-01-01 13:48:01",</text:p>
      <text:p text:style-name="P1"><text:s text:c="8"/>["date_last"] = "2025-01-01 13:48:01",</text:p>
      <text:p text:style-name="P1"><text:s text:c="8"/>["id"] = 28,</text:p>
      <text:p text:style-name="P1"><text:s text:c="8"/>["global_rank"] = "2.2",</text:p>
      <text:p text:style-name="P1"><text:s text:c="8"/>["image_order"] = "date_available DESC, file ASC, id ASC",</text:p>
      <text:p text:style-name="P1"><text:s text:c="8"/>["name"] = "Plants",</text:p>
      <text:p text:style-name="P1"><text:s text:c="8"/>["children"] = {</text:p>
      <text:p text:style-name="P1"><text:s text:c="8"/>},</text:p>
      <text:p text:style-name="P1"><text:s text:c="8"/>["nb_images"] = 5,</text:p>
      <text:p text:style-name="P1"><text:s text:c="8"/>["tn_url"] = "http://gallery.fbphotography.uk/i.php?/upload/2024/12/08/20241208152526-4933c263-th.jpg",</text:p>
      <text:p text:style-name="P1"><text:s text:c="8"/>["id_uppercat"] = "16",</text:p>
      <text:p text:style-name="P1"><text:s text:c="6"/>},</text:p>
      <text:p text:style-name="P1"><text:s text:c="6"/>[3] = {</text:p>
      <text:p text:style-name="P1"><text:s text:c="8"/>["uppercats"] = "16,20",</text:p>
      <text:p text:style-name="P1"><text:s text:c="8"/>["total_nb_images"] = 6,</text:p>
      <text:p text:style-name="P1"><text:s text:c="8"/>["comment"] = "",</text:p>
      <text:p text:style-name="P1"><text:s text:c="8"/>["representative_picture_id"] = "256",</text:p>
      <text:p text:style-name="P1"><text:s text:c="8"/>["status"] = "public",</text:p>
      <text:p text:style-name="P1"><text:s text:c="8"/>["url"] = "http://gallery.fbphotography.uk/index.php?/category/20",</text:p>
      <text:p text:style-name="P1"><text:s text:c="8"/>["nb_categories"] = 0,</text:p>
      <text:p text:style-name="P1"><text:s text:c="8"/>["max_date_last"] = "2024-12-08 14:58:03",</text:p>
      <text:p text:style-name="P1"><text:soft-page-break/><text:s text:c="8"/>["date_last"] = "2024-12-08 14:58:03",</text:p>
      <text:p text:style-name="P1"><text:s text:c="8"/>["id"] = 20,</text:p>
      <text:p text:style-name="P1"><text:s text:c="8"/>["global_rank"] = "2.3",</text:p>
      <text:p text:style-name="P1"><text:s text:c="8"/>["image_order"] = "date_available DESC, file ASC, id ASC",</text:p>
      <text:p text:style-name="P1"><text:s text:c="8"/>["name"] = "Fungus and Lichen",</text:p>
      <text:p text:style-name="P1"><text:s text:c="8"/>["children"] = {</text:p>
      <text:p text:style-name="P1"><text:s text:c="8"/>},</text:p>
      <text:p text:style-name="P1"><text:s text:c="8"/>["nb_images"] = 6,</text:p>
      <text:p text:style-name="P1"><text:s text:c="8"/>["tn_url"] = "http://gallery.fbphotography.uk/_data/i/upload/2024/02/11/20240211093055-d312682a-th.jpg",</text:p>
      <text:p text:style-name="P1"><text:s text:c="8"/>["id_uppercat"] = "16",</text:p>
      <text:p text:style-name="P1"><text:s text:c="6"/>},</text:p>
      <text:p text:style-name="P1"><text:s text:c="6"/>[4] = {</text:p>
      <text:p text:style-name="P1"><text:s text:c="8"/>["uppercats"] = "16,19",</text:p>
      <text:p text:style-name="P1"><text:s text:c="8"/>["total_nb_images"] = 3,</text:p>
      <text:p text:style-name="P1"><text:s text:c="8"/>["comment"] = "",</text:p>
      <text:p text:style-name="P1"><text:s text:c="8"/>["representative_picture_id"] = "430",</text:p>
      <text:p text:style-name="P1"><text:s text:c="8"/>["status"] = "public",</text:p>
      <text:p text:style-name="P1"><text:s text:c="8"/>["url"] = "http://gallery.fbphotography.uk/index.php?/category/19",</text:p>
      <text:p text:style-name="P1"><text:s text:c="8"/>["nb_categories"] = 0,</text:p>
      <text:p text:style-name="P1"><text:s text:c="8"/>["max_date_last"] = "2025-01-01 13:53:42",</text:p>
      <text:p text:style-name="P1"><text:s text:c="8"/>["date_last"] = "2025-01-01 13:53:42",</text:p>
      <text:p text:style-name="P1"><text:s text:c="8"/>["id"] = 19,</text:p>
      <text:p text:style-name="P1"><text:s text:c="8"/>["global_rank"] = "2.4",</text:p>
      <text:p text:style-name="P1"><text:s text:c="8"/>["image_order"] = "date_available DESC, file ASC, id ASC",</text:p>
      <text:p text:style-name="P1"><text:s text:c="8"/>["name"] = "Invertebrates (non-marine)",</text:p>
      <text:p text:style-name="P1"><text:s text:c="8"/>["children"] = {</text:p>
      <text:p text:style-name="P1"><text:s text:c="8"/>},</text:p>
      <text:p text:style-name="P1"><text:s text:c="8"/>["nb_images"] = 3,</text:p>
      <text:p text:style-name="P1"><text:s text:c="8"/>["tn_url"] = "http://gallery.fbphotography.uk/_data/i/upload/2024/05/10/20240510132025-5a408e42-th.jpg",</text:p>
      <text:p text:style-name="P1"><text:s text:c="8"/>["id_uppercat"] = "16",</text:p>
      <text:p text:style-name="P1"><text:s text:c="6"/>},</text:p>
      <text:p text:style-name="P1"><text:s text:c="6"/>[5] = {</text:p>
      <text:p text:style-name="P1"><text:s text:c="8"/>["uppercats"] = "16,18",</text:p>
      <text:p text:style-name="P1"><text:soft-page-break/><text:s text:c="8"/>["total_nb_images"] = 18,</text:p>
      <text:p text:style-name="P1"><text:s text:c="8"/>["comment"] = "",</text:p>
      <text:p text:style-name="P1"><text:s text:c="8"/>["representative_picture_id"] = "247",</text:p>
      <text:p text:style-name="P1"><text:s text:c="8"/>["status"] = "public",</text:p>
      <text:p text:style-name="P1"><text:s text:c="8"/>["url"] = "http://gallery.fbphotography.uk/index.php?/category/18",</text:p>
      <text:p text:style-name="P1"><text:s text:c="8"/>["nb_categories"] = 0,</text:p>
      <text:p text:style-name="P1"><text:s text:c="8"/>["max_date_last"] = "2025-01-01 12:54:46",</text:p>
      <text:p text:style-name="P1"><text:s text:c="8"/>["date_last"] = "2025-01-01 12:54:46",</text:p>
      <text:p text:style-name="P1"><text:s text:c="8"/>["id"] = 18,</text:p>
      <text:p text:style-name="P1"><text:s text:c="8"/>["global_rank"] = "2.5",</text:p>
      <text:p text:style-name="P1"><text:s text:c="8"/>["image_order"] = "date_available DESC, file ASC, id ASC",</text:p>
      <text:p text:style-name="P1"><text:s text:c="8"/>["name"] = "Marine Intertidal",</text:p>
      <text:p text:style-name="P1"><text:s text:c="8"/>["children"] = {</text:p>
      <text:p text:style-name="P1"><text:s text:c="8"/>},</text:p>
      <text:p text:style-name="P1"><text:s text:c="8"/>["nb_images"] = 18,</text:p>
      <text:p text:style-name="P1"><text:s text:c="8"/>["tn_url"] = "http://gallery.fbphotography.uk/_data/i/upload/2024/02/11/20240211092344-6110a0c1-th.jpg",</text:p>
      <text:p text:style-name="P1"><text:s text:c="8"/>["id_uppercat"] = "16",</text:p>
      <text:p text:style-name="P1"><text:s text:c="6"/>},</text:p>
      <text:p text:style-name="P1"><text:s text:c="6"/>[6] = {</text:p>
      <text:p text:style-name="P1"><text:s text:c="8"/>["uppercats"] = "16,17",</text:p>
      <text:p text:style-name="P1"><text:s text:c="8"/>["total_nb_images"] = 12,</text:p>
      <text:p text:style-name="P1"><text:s text:c="8"/>["comment"] = "",</text:p>
      <text:p text:style-name="P1"><text:s text:c="8"/>["representative_picture_id"] = "245",</text:p>
      <text:p text:style-name="P1"><text:s text:c="8"/>["status"] = "public",</text:p>
      <text:p text:style-name="P1"><text:s text:c="8"/>["url"] = "http://gallery.fbphotography.uk/index.php?/category/17",</text:p>
      <text:p text:style-name="P1"><text:s text:c="8"/>["nb_categories"] = 0,</text:p>
      <text:p text:style-name="P1"><text:s text:c="8"/>["max_date_last"] = "2024-11-23 15:27:34",</text:p>
      <text:p text:style-name="P1"><text:s text:c="8"/>["date_last"] = "2024-11-23 15:27:34",</text:p>
      <text:p text:style-name="P1"><text:s text:c="8"/>["id"] = 17,</text:p>
      <text:p text:style-name="P1"><text:s text:c="8"/>["global_rank"] = "2.6",</text:p>
      <text:p text:style-name="P1"><text:s text:c="8"/>["image_order"] = "date_available DESC, file ASC, id ASC",</text:p>
      <text:p text:style-name="P1"><text:s text:c="8"/>["name"] = "Birds",</text:p>
      <text:p text:style-name="P1"><text:s text:c="8"/>["children"] = {</text:p>
      <text:p text:style-name="P1"><text:s text:c="8"/>},</text:p>
      <text:p text:style-name="P1"><text:soft-page-break/><text:s text:c="8"/>["nb_images"] = 12,</text:p>
      <text:p text:style-name="P1"><text:s text:c="8"/>["tn_url"] = "http://gallery.fbphotography.uk/_data/i/upload/2024/02/11/20240211092312-c1ad1f3e-th.jpg",</text:p>
      <text:p text:style-name="P1"><text:s text:c="8"/>["id_uppercat"] = "16",</text:p>
      <text:p text:style-name="P1"><text:s text:c="6"/>},</text:p>
      <text:p text:style-name="P1"><text:s text:c="4"/>},</text:p>
      <text:p text:style-name="P1"><text:s text:c="4"/>["representative_picture_id"] = "247",</text:p>
      <text:p text:style-name="P1"><text:s text:c="4"/>["global_rank"] = "2",</text:p>
      <text:p text:style-name="P1"><text:s text:c="4"/>["url"] = "http://gallery.fbphotography.uk/index.php?/category/16",</text:p>
      <text:p text:style-name="P1"><text:s text:c="4"/>["image_order"] = "date_available DESC, file ASC, id ASC",</text:p>
      <text:p text:style-name="P1"><text:s text:c="4"/>["name"] = "Wildlife and Nature",</text:p>
      <text:p text:style-name="P1"><text:s text:c="4"/>["max_date_last"] = "2025-01-01 13:53:42",</text:p>
      <text:p text:style-name="P1"><text:s text:c="4"/>["status"] = "public",</text:p>
      <text:p text:style-name="P1"><text:s text:c="4"/>["nb_images"] = 0,</text:p>
      <text:p text:style-name="P1"><text:s text:c="4"/>["nb_categories"] = 6,</text:p>
      <text:p text:style-name="P1"><text:s text:c="4"/>["tn_url"] = "http://gallery.fbphotography.uk/_data/i/upload/2024/02/11/20240211092344-6110a0c1-th.jpg",</text:p>
      <text:p text:style-name="P1"><text:s text:c="2"/>},</text:p>
      <text:p text:style-name="P1"><text:s text:c="2"/>[3] = {</text:p>
      <text:p text:style-name="P1"><text:s text:c="4"/>["uppercats"] = "9",</text:p>
      <text:p text:style-name="P1"><text:s text:c="4"/>["total_nb_images"] = 11,</text:p>
      <text:p text:style-name="P1"><text:s text:c="4"/>["comment"] = "",</text:p>
      <text:p text:style-name="P1"><text:s text:c="4"/>["children"] = {</text:p>
      <text:p text:style-name="P1"><text:s text:c="4"/>},</text:p>
      <text:p text:style-name="P1"><text:s text:c="4"/>["id"] = 9,</text:p>
      <text:p text:style-name="P1"><text:s text:c="4"/>["representative_picture_id"] = "293",</text:p>
      <text:p text:style-name="P1"><text:s text:c="4"/>["url"] = "http://gallery.fbphotography.uk/index.php?/category/9",</text:p>
      <text:p text:style-name="P1"><text:s text:c="4"/>["global_rank"] = "3",</text:p>
      <text:p text:style-name="P1"><text:s text:c="4"/>["date_last"] = "2025-06-13 07:52:47",</text:p>
      <text:p text:style-name="P1"><text:s text:c="4"/>["image_order"] = "date_available DESC, file ASC, id ASC",</text:p>
      <text:p text:style-name="P1"><text:s text:c="4"/>["name"] = "Historic Environment",</text:p>
      <text:p text:style-name="P1"><text:s text:c="4"/>["max_date_last"] = "2025-06-13 07:52:47",</text:p>
      <text:p text:style-name="P1"><text:s text:c="4"/>["status"] = "public",</text:p>
      <text:p text:style-name="P1"><text:s text:c="4"/>["nb_images"] = 11,</text:p>
      <text:p text:style-name="P1"><text:s text:c="4"/>["nb_categories"] = 0,</text:p>
      <text:p text:style-name="P1"><text:soft-page-break/><text:s text:c="4"/>["tn_url"] = "http://gallery.fbphotography.uk/_data/i/upload/2024/02/11/20240211093917-67e598b9-th.jpg",</text:p>
      <text:p text:style-name="P1"><text:s text:c="2"/>},</text:p>
      <text:p text:style-name="P1"><text:s text:c="2"/>[4] = {</text:p>
      <text:p text:style-name="P1"><text:s text:c="4"/>["uppercats"] = "7",</text:p>
      <text:p text:style-name="P1"><text:s text:c="4"/>["total_nb_images"] = 1,</text:p>
      <text:p text:style-name="P1"><text:s text:c="4"/>["comment"] = "",</text:p>
      <text:p text:style-name="P1"><text:s text:c="4"/>["children"] = {</text:p>
      <text:p text:style-name="P1"><text:s text:c="4"/>},</text:p>
      <text:p text:style-name="P1"><text:s text:c="4"/>["id"] = 7,</text:p>
      <text:p text:style-name="P1"><text:s text:c="4"/>["representative_picture_id"] = "433",</text:p>
      <text:p text:style-name="P1"><text:s text:c="4"/>["url"] = "http://gallery.fbphotography.uk/index.php?/category/7",</text:p>
      <text:p text:style-name="P1"><text:s text:c="4"/>["global_rank"] = "4",</text:p>
      <text:p text:style-name="P1"><text:s text:c="4"/>["date_last"] = "2024-05-26 12:09:54",</text:p>
      <text:p text:style-name="P1"><text:s text:c="4"/>["image_order"] = "date_available DESC, file ASC, id ASC",</text:p>
      <text:p text:style-name="P1"><text:s text:c="4"/>["name"] = "Urban",</text:p>
      <text:p text:style-name="P1"><text:s text:c="4"/>["max_date_last"] = "2024-05-26 12:09:54",</text:p>
      <text:p text:style-name="P1"><text:s text:c="4"/>["status"] = "public",</text:p>
      <text:p text:style-name="P1"><text:s text:c="4"/>["nb_images"] = 1,</text:p>
      <text:p text:style-name="P1"><text:s text:c="4"/>["nb_categories"] = 0,</text:p>
      <text:p text:style-name="P1"><text:s text:c="4"/>["tn_url"] = "http://gallery.fbphotography.uk/i.php?/upload/2024/05/26/20240526120954-bf29a1b4-th.jpg",</text:p>
      <text:p text:style-name="P1"><text:s text:c="2"/>},</text:p>
      <text:p text:style-name="P1"><text:s text:c="2"/>[5] = {</text:p>
      <text:p text:style-name="P1"><text:s text:c="4"/>["uppercats"] = "6",</text:p>
      <text:p text:style-name="P1"><text:s text:c="4"/>["total_nb_images"] = 10,</text:p>
      <text:p text:style-name="P1"><text:s text:c="4"/>["comment"] = "",</text:p>
      <text:p text:style-name="P1"><text:s text:c="4"/>["children"] = {</text:p>
      <text:p text:style-name="P1"><text:s text:c="4"/>},</text:p>
      <text:p text:style-name="P1"><text:s text:c="4"/>["id"] = 6,</text:p>
      <text:p text:style-name="P1"><text:s text:c="4"/>["representative_picture_id"] = "258",</text:p>
      <text:p text:style-name="P1"><text:s text:c="4"/>["url"] = "http://gallery.fbphotography.uk/index.php?/category/6",</text:p>
      <text:p text:style-name="P1"><text:s text:c="4"/>["global_rank"] = "5",</text:p>
      <text:p text:style-name="P1"><text:s text:c="4"/>["date_last"] = "2025-06-18 14:24:02",</text:p>
      <text:p text:style-name="P1"><text:s text:c="4"/>["image_order"] = "date_available DESC, file ASC, id ASC",</text:p>
      <text:p text:style-name="P1"><text:soft-page-break/><text:s text:c="4"/>["name"] = "Transport",</text:p>
      <text:p text:style-name="P1"><text:s text:c="4"/>["max_date_last"] = "2025-06-18 14:24:02",</text:p>
      <text:p text:style-name="P1"><text:s text:c="4"/>["status"] = "public",</text:p>
      <text:p text:style-name="P1"><text:s text:c="4"/>["nb_images"] = 10,</text:p>
      <text:p text:style-name="P1"><text:s text:c="4"/>["nb_categories"] = 0,</text:p>
      <text:p text:style-name="P1"><text:s text:c="4"/>["tn_url"] = "http://gallery.fbphotography.uk/_data/i/upload/2024/02/11/20240211093357-4a641d90-th.jpg",</text:p>
      <text:p text:style-name="P1"><text:s text:c="2"/>},</text:p>
      <text:p text:style-name="P1"><text:s text:c="2"/>[6] = {</text:p>
      <text:p text:style-name="P1"><text:s text:c="4"/>["uppercats"] = "5",</text:p>
      <text:p text:style-name="P1"><text:s text:c="4"/>["total_nb_images"] = 16,</text:p>
      <text:p text:style-name="P1"><text:s text:c="4"/>["comment"] = "",</text:p>
      <text:p text:style-name="P1"><text:s text:c="4"/>["children"] = {</text:p>
      <text:p text:style-name="P1"><text:s text:c="4"/>},</text:p>
      <text:p text:style-name="P1"><text:s text:c="4"/>["id"] = 5,</text:p>
      <text:p text:style-name="P1"><text:s text:c="4"/>["representative_picture_id"] = "297",</text:p>
      <text:p text:style-name="P1"><text:s text:c="4"/>["url"] = "http://gallery.fbphotography.uk/index.php?/category/5",</text:p>
      <text:p text:style-name="P1"><text:s text:c="4"/>["global_rank"] = "6",</text:p>
      <text:p text:style-name="P1"><text:s text:c="4"/>["date_last"] = "2025-02-22 11:56:17",</text:p>
      <text:p text:style-name="P1"><text:s text:c="4"/>["image_order"] = "date_available DESC, file ASC, id ASC",</text:p>
      <text:p text:style-name="P1"><text:s text:c="4"/>["name"] = "Framed",</text:p>
      <text:p text:style-name="P1"><text:s text:c="4"/>["max_date_last"] = "2025-02-22 11:56:17",</text:p>
      <text:p text:style-name="P1"><text:s text:c="4"/>["status"] = "public",</text:p>
      <text:p text:style-name="P1"><text:s text:c="4"/>["nb_images"] = 16,</text:p>
      <text:p text:style-name="P1"><text:s text:c="4"/>["nb_categories"] = 0,</text:p>
      <text:p text:style-name="P1"><text:s text:c="4"/>["tn_url"] = "http://gallery.fbphotography.uk/_data/i/upload/2024/02/11/20240211094036-fb0e86f7-th.jpg",</text:p>
      <text:p text:style-name="P1"><text:s text:c="2"/>},</text:p>
      <text:p text:style-name="P1"><text:s text:c="2"/>[7] = {</text:p>
      <text:p text:style-name="P1"><text:s text:c="4"/>["uppercats"] = "4",</text:p>
      <text:p text:style-name="P1"><text:s text:c="4"/>["total_nb_images"] = 23,</text:p>
      <text:p text:style-name="P1"><text:s text:c="4"/>["comment"] = "",</text:p>
      <text:p text:style-name="P1"><text:s text:c="4"/>["children"] = {</text:p>
      <text:p text:style-name="P1"><text:s text:c="4"/>},</text:p>
      <text:p text:style-name="P1"><text:s text:c="4"/>["id"] = 4,</text:p>
      <text:p text:style-name="P1"><text:soft-page-break/><text:s text:c="4"/>["representative_picture_id"] = "325",</text:p>
      <text:p text:style-name="P1"><text:s text:c="4"/>["url"] = "http://gallery.fbphotography.uk/index.php?/category/4",</text:p>
      <text:p text:style-name="P1"><text:s text:c="4"/>["global_rank"] = "7",</text:p>
      <text:p text:style-name="P1"><text:s text:c="4"/>["date_last"] = "2025-10-02 07:08:55",</text:p>
      <text:p text:style-name="P1"><text:s text:c="4"/>["image_order"] = "date_available DESC, file ASC, id ASC",</text:p>
      <text:p text:style-name="P1"><text:s text:c="4"/>["name"] = "Exmoor Rivers and Bridges",</text:p>
      <text:p text:style-name="P1"><text:s text:c="4"/>["max_date_last"] = "2025-10-02 07:08:55",</text:p>
      <text:p text:style-name="P1"><text:s text:c="4"/>["status"] = "public",</text:p>
      <text:p text:style-name="P1"><text:s text:c="4"/>["nb_images"] = 23,</text:p>
      <text:p text:style-name="P1"><text:s text:c="4"/>["nb_categories"] = 0,</text:p>
      <text:p text:style-name="P1"><text:s text:c="4"/>["tn_url"] = "http://gallery.fbphotography.uk/_data/i/upload/2024/02/11/20240211094337-d494ba5f-th.jpg",</text:p>
      <text:p text:style-name="P1"><text:s text:c="2"/>},</text:p>
      <text:p text:style-name="P1"><text:s text:c="2"/>[8] = {</text:p>
      <text:p text:style-name="P1"><text:s text:c="4"/>["uppercats"] = "3",</text:p>
      <text:p text:style-name="P1"><text:s text:c="4"/>["total_nb_images"] = 43,</text:p>
      <text:p text:style-name="P1"><text:s text:c="4"/>["comment"] = "",</text:p>
      <text:p text:style-name="P1"><text:s text:c="4"/>["children"] = {</text:p>
      <text:p text:style-name="P1"><text:s text:c="4"/>},</text:p>
      <text:p text:style-name="P1"><text:s text:c="4"/>["id"] = 3,</text:p>
      <text:p text:style-name="P1"><text:s text:c="4"/>["representative_picture_id"] = "352",</text:p>
      <text:p text:style-name="P1"><text:s text:c="4"/>["url"] = "http://gallery.fbphotography.uk/index.php?/category/3",</text:p>
      <text:p text:style-name="P1"><text:s text:c="4"/>["global_rank"] = "8",</text:p>
      <text:p text:style-name="P1"><text:s text:c="4"/>["date_last"] = "2025-08-18 08:56:10",</text:p>
      <text:p text:style-name="P1"><text:s text:c="4"/>["image_order"] = "date_available DESC, file ASC, id ASC",</text:p>
      <text:p text:style-name="P1"><text:s text:c="4"/>["name"] = "Exmoor Landscape",</text:p>
      <text:p text:style-name="P1"><text:s text:c="4"/>["max_date_last"] = "2025-08-18 08:56:10",</text:p>
      <text:p text:style-name="P1"><text:s text:c="4"/>["status"] = "public",</text:p>
      <text:p text:style-name="P1"><text:s text:c="4"/>["nb_images"] = 43,</text:p>
      <text:p text:style-name="P1"><text:s text:c="4"/>["nb_categories"] = 0,</text:p>
      <text:p text:style-name="P1"><text:s text:c="4"/>["tn_url"] = "http://gallery.fbphotography.uk/i.php?/upload/2024/02/11/20240211094601-03bd504f-th.jpg",</text:p>
      <text:p text:style-name="P1"><text:s text:c="2"/>},</text:p>
      <text:p text:style-name="P1"><text:s text:c="2"/>[9] = {</text:p>
      <text:p text:style-name="P1"><text:s text:c="4"/>["uppercats"] = "1",</text:p>
      <text:p text:style-name="P1"><text:soft-page-break/><text:s text:c="4"/>["total_nb_images"] = 7,</text:p>
      <text:p text:style-name="P1"><text:s text:c="4"/>["comment"] = "",</text:p>
      <text:p text:style-name="P1"><text:s text:c="4"/>["children"] = {</text:p>
      <text:p text:style-name="P1"><text:s text:c="4"/>},</text:p>
      <text:p text:style-name="P1"><text:s text:c="4"/>["id"] = 1,</text:p>
      <text:p text:style-name="P1"><text:s text:c="4"/>["representative_picture_id"] = "265",</text:p>
      <text:p text:style-name="P1"><text:s text:c="4"/>["url"] = "http://gallery.fbphotography.uk/index.php?/category/1",</text:p>
      <text:p text:style-name="P1"><text:s text:c="4"/>["global_rank"] = "9",</text:p>
      <text:p text:style-name="P1"><text:s text:c="4"/>["date_last"] = "2024-06-28 11:06:58",</text:p>
      <text:p text:style-name="P1"><text:s text:c="4"/>["image_order"] = "date_available DESC, file ASC, id ASC",</text:p>
      <text:p text:style-name="P1"><text:s text:c="4"/>["name"] = "Macro",</text:p>
      <text:p text:style-name="P1"><text:s text:c="4"/>["max_date_last"] = "2024-06-28 11:06:58",</text:p>
      <text:p text:style-name="P1"><text:s text:c="4"/>["status"] = "public",</text:p>
      <text:p text:style-name="P1"><text:s text:c="4"/>["nb_images"] = 7,</text:p>
      <text:p text:style-name="P1"><text:s text:c="4"/>["nb_categories"] = 0,</text:p>
      <text:p text:style-name="P1"><text:s text:c="4"/>["tn_url"] = "http://gallery.fbphotography.uk/i.php?/upload/2024/02/11/20240211093444-aa4fcac4-th.jpg",</text:p>
      <text:p text:style-name="P1"><text:s text:c="2"/>},</text:p>
      <text:p text:style-name="P1"><text:s text:c="2"/>[10] = {</text:p>
      <text:p text:style-name="P1"><text:s text:c="4"/>["uppercats"] = "21",</text:p>
      <text:p text:style-name="P1"><text:s text:c="4"/>["total_nb_images"] = 7,</text:p>
      <text:p text:style-name="P1"><text:s text:c="4"/>["comment"] = "",</text:p>
      <text:p text:style-name="P1"><text:s text:c="4"/>["children"] = {</text:p>
      <text:p text:style-name="P1"><text:s text:c="6"/>[1] = {</text:p>
      <text:p text:style-name="P1"><text:s text:c="8"/>["uppercats"] = "21,30",</text:p>
      <text:p text:style-name="P1"><text:s text:c="8"/>["total_nb_images"] = 0,</text:p>
      <text:p text:style-name="P1"><text:s text:c="8"/>["comment"] = "",</text:p>
      <text:p text:style-name="P1"><text:s text:c="8"/>["id"] = 30,</text:p>
      <text:p text:style-name="P1"><text:s text:c="8"/>["children"] = {</text:p>
      <text:p text:style-name="P1"><text:s text:c="10"/>[1] = {</text:p>
      <text:p text:style-name="P1"><text:s text:c="12"/>["uppercats"] = "21,30,31",</text:p>
      <text:p text:style-name="P1"><text:s text:c="12"/>["total_nb_images"] = 0,</text:p>
      <text:p text:style-name="P1"><text:s text:c="12"/>["comment"] = "",</text:p>
      <text:p text:style-name="P1"><text:s text:c="12"/>["id"] = 31,</text:p>
      <text:p text:style-name="P1"><text:s text:c="12"/>["children"] = {</text:p>
      <text:p text:style-name="P1"><text:soft-page-break/><text:s text:c="12"/>},</text:p>
      <text:p text:style-name="P1"><text:s text:c="12"/>["global_rank"] = "10.1.1",</text:p>
      <text:p text:style-name="P1"><text:s text:c="12"/>["url"] = "http://gallery.fbphotography.uk/index.php?/category/31",</text:p>
      <text:p text:style-name="P1"><text:s text:c="12"/>["image_order"] = "date_available DESC, file ASC, id ASC",</text:p>
      <text:p text:style-name="P1"><text:s text:c="12"/>["name"] = "Testing Level 3",</text:p>
      <text:p text:style-name="P1"><text:s text:c="12"/>["status"] = "private",</text:p>
      <text:p text:style-name="P1"><text:s text:c="12"/>["nb_images"] = 0,</text:p>
      <text:p text:style-name="P1"><text:s text:c="12"/>["nb_categories"] = 0,</text:p>
      <text:p text:style-name="P1"><text:s text:c="12"/>["id_uppercat"] = "30",</text:p>
      <text:p text:style-name="P1"><text:s text:c="10"/>},</text:p>
      <text:p text:style-name="P1"><text:s text:c="8"/>},</text:p>
      <text:p text:style-name="P1"><text:s text:c="8"/>["global_rank"] = "10.1",</text:p>
      <text:p text:style-name="P1"><text:s text:c="8"/>["url"] = "http://gallery.fbphotography.uk/index.php?/category/30",</text:p>
      <text:p text:style-name="P1"><text:s text:c="8"/>["image_order"] = "date_available DESC, file ASC, id ASC",</text:p>
      <text:p text:style-name="P1"><text:s text:c="8"/>["name"] = "Testing Level 2",</text:p>
      <text:p text:style-name="P1"><text:s text:c="8"/>["status"] = "private",</text:p>
      <text:p text:style-name="P1"><text:s text:c="8"/>["nb_images"] = 0,</text:p>
      <text:p text:style-name="P1"><text:s text:c="8"/>["nb_categories"] = 1,</text:p>
      <text:p text:style-name="P1"><text:s text:c="8"/>["id_uppercat"] = "21",</text:p>
      <text:p text:style-name="P1"><text:s text:c="6"/>},</text:p>
      <text:p text:style-name="P1"><text:s text:c="4"/>},</text:p>
      <text:p text:style-name="P1"><text:s text:c="4"/>["id"] = 21,</text:p>
      <text:p text:style-name="P1"><text:s text:c="4"/>["representative_picture_id"] = "418",</text:p>
      <text:p text:style-name="P1"><text:s text:c="4"/>["url"] = "http://gallery.fbphotography.uk/index.php?/category/21",</text:p>
      <text:p text:style-name="P1"><text:s text:c="4"/>["global_rank"] = "10",</text:p>
      <text:p text:style-name="P1"><text:s text:c="4"/>["date_last"] = "2025-03-03 11:16:59",</text:p>
      <text:p text:style-name="P1"><text:s text:c="4"/>["image_order"] = "date_available DESC, file ASC, id ASC",</text:p>
      <text:p text:style-name="P1"><text:s text:c="4"/>["name"] = "Testing",</text:p>
      <text:p text:style-name="P1"><text:s text:c="4"/>["max_date_last"] = "2025-03-03 11:16:59",</text:p>
      <text:p text:style-name="P1"><text:s text:c="4"/>["status"] = "private",</text:p>
      <text:p text:style-name="P1"><text:s text:c="4"/>["nb_images"] = 7,</text:p>
      <text:p text:style-name="P1"><text:s text:c="4"/>["nb_categories"] = 2,</text:p>
      <text:p text:style-name="P1"><text:s text:c="4"/>["tn_url"] = "http://gallery.fbphotography.uk/_data/i/upload/2024/02/28/20240228142500-f8a33b68-th.jpg",</text:p>
      <text:p text:style-name="P1"><text:s text:c="2"/>},</text:p>
      <text:p text:style-name="P1"><text:soft-page-break/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ndale Mono" svg:font-family="'Andale Mono'" style:font-pitch="fixed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Fiona Boston</meta:initial-creator>
    <meta:creation-date>2025-11-04T13:09:57.289778000</meta:creation-date>
    <dc:date>2025-11-04T16:51:44.297915000</dc:date>
    <dc:creator>Fiona Boston</dc:creator>
    <meta:editing-duration>PT3H31M26S</meta:editing-duration>
    <meta:editing-cycles>1</meta:editing-cycles>
    <meta:document-statistic meta:table-count="0" meta:image-count="0" meta:object-count="0" meta:page-count="13" meta:paragraph-count="402" meta:word-count="1274" meta:character-count="13933" meta:non-whitespace-character-count="10633"/>
    <meta:generator>LibreOffice/25.8.2.2$MacOSX_AARCH64 LibreOffice_project/d401f2107ccab8f924a8e2df40f573aab7605b6f</meta:generator>
  </office:meta>
</office:document-meta>
</file>